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underline-style="none"/>
    </style:style>
    <style:style style:name="P2" style:family="paragraph">
      <style:text-properties style:text-underline-style="solid"/>
    </style:style>
    <style:style style:name="P3" style:family="paragraph">
      <style:text-properties style:text-underline-style="dotted"/>
    </style:style>
    <style:style style:name="P4" style:family="paragraph">
      <style:text-properties style:text-underline-style="dash"/>
    </style:style>
    <style:style style:name="P5" style:family="paragraph">
      <style:text-properties style:text-underline-style="long-dash"/>
    </style:style>
    <style:style style:name="P6" style:family="paragraph">
      <style:text-properties style:text-underline-style="dot-dash"/>
    </style:style>
    <style:style style:name="P7" style:family="paragraph">
      <style:text-properties style:text-underline-style="dot-dot-dash"/>
    </style:style>
    <style:style style:name="P8" style:family="paragraph">
      <style:text-properties style:text-underline-style="wave"/>
    </style:style>
  </office:automatic-styles>
  <office:body>
    <office:text>
      <text:p text:style-name="P1">
     This is an example of text without underline.
   </text:p>
      <text:p text:style-name="P2">
     This is an example of text with solid underline.
   </text:p>
      <text:p text:style-name="P3">
     This is an example of text with dotted underline.
   </text:p>
      <text:p text:style-name="P4">
     This is an example of text with dash underline.
   </text:p>
      <text:p text:style-name="P5">
     This is an example of text with long-dash underline.
   </text:p>
      <text:p text:style-name="P6">
     This is an example of text with dot dash underline.
   </text:p>
      <text:p text:style-name="P7">
     This is an example of text with dot dot dash underline.
   </text:p>
      <text:p text:style-name="P8">
     This is an example of text with wave underlin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